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3450000003436656230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ejaVu Sans2" svg:font-family="'DejaVu Sans'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text-align="end" style:justify-single-word="false"/>
      <style:text-properties style:font-name="DejaVu Sans" style:font-name-complex="DejaVu Sans"/>
    </style:style>
    <style:style style:name="P2" style:family="paragraph" style:parent-style-name="Standard">
      <style:text-properties style:font-name="DejaVu Sans" style:font-name-complex="DejaVu San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ا سلام و احترام</text:p>
      <text:p text:style-name="P2">روزبه شریف نسب شماره دانشجویی :‌ 97243093</text:p>
      <text:p text:style-name="P2">پاسخ سؤال خروجی یاب از تمرین سری ۲ مبانی برنامه نویسی:</text:p>
      <text:p text:style-name="P2"/>
      <text:p text:style-name="P2">برنامه اول :</text:p>
      <text:p text:style-name="P2">include کردن کتابخانه stdio فراموش شده است </text:p>
      <text:p text:style-name="P2">تفسیر خط اول :</text:p>
      <text:p text:style-name="P2">a را در b بریز و a را یکی اضافه کن </text:p>
      <text:p text:style-name="P2">a = 101</text:p>
      <text:p text:style-name="P2">b = 100</text:p>
      <text:p text:style-name="P2"/>
      <text:p text:style-name="P2">تفسیر خط دوم :</text:p>
      <text:p text:style-name="P2"/>
      <text:p text:style-name="P2">b را در a بریز و سپس خود b را یکی کم کن</text:p>
      <text:p text:style-name="P2">b <text:s/>= 99</text:p>
      <text:p text:style-name="P2">a = 100</text:p>
      <text:p text:style-name="P2"/>
      <text:p text:style-name="P2">در خط سوم شاهد خطای منطقی هستیم که کامپایلر رفتاری غیر معقول نشان می‌دهد چون نمی‌دانیم اول کدام عبارت را محاسبه می‌کند لذا نمی‌توانیم دقیقاً پیش‌بینی کنیم</text:p>
      <text:p text:style-name="P2">راه صحیح به نظر می‌رسد این باشد :</text:p>
      <text:p text:style-name="P2"/>
      <text:p text:style-name="P1"><draw:frame draw:style-name="fr1" draw:name="graphics1" text:anchor-type="paragraph" svg:width="6.9252in" svg:height="0.4299in" draw:z-index="0"><draw:image xlink:href="Pictures/10000000000003450000003436656230.png" xlink:type="simple" xlink:show="embed" xlink:actuate="onLoad"/></draw:frame>که خروجی می‌دهد : </text:p>
      <text:p text:style-name="P1">99 , 98 , 99 , 100</text:p>
      <text:p text:style-name="P1"/>
      <text:p text:style-name="P1">برنامه دوم :‌</text:p>
      <text:p text:style-name="P1">if اول اجرا نمی‌شود چون a بزرگ‌تر از b نیست!</text:p>
      <text:p text:style-name="P1"><text:s/>If دوم اجرا می‌شود چون a را 5 قرار داده و موفقیت آمیز بوده پس true <text:s/>برگشته و if اجرا شده!(ممکن است توسط برخی دوستان به عنوان خظای منطقی درنظر گرفته شود ولی چون شیوه مرسومی برای کد نویسی است به عنوان درست می پذیریم!)</text:p>
      <text:p text:style-name="P1">در این مرحله b به ۲۵ رسید و a برابر ۵ قرار گرفت</text:p>
      <text:p text:style-name="P1">if سوم نیز اجرا می‌شود چون هر ۲ عبارت شرطی درست هستند و or برقرار است</text:p>
      <text:p text:style-name="P1">مقدارa به ۶ می رسد!</text:p>
      <text:p text:style-name="P1">در نهایت a ,b , c+1 چاپ می‌شوند :‌ a = 6 <text:s text:c="2"/>b = 25 c+1 = 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ejaVu Sans2" svg:font-family="'DejaVu Sans'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Title" style:family="paragraph" style:parent-style-name="Standard" style:class="chapter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oto Mono" fo:font-size="10pt" style:font-name-asian="Noto Mono" style:font-size-asian="10pt" style:font-name-complex="Noto Mono" style:font-size-complex="10pt"/>
    </style:style>
    <style:style style:name="Source_20_Text" style:display-name="Source Text" style:family="text">
      <style:text-properties style:font-name="Noto Mono" style:font-name-asian="Noto Mono" style:font-name-complex="Noto Mono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1T21:44:31.932644745</meta:creation-date>
    <dc:date>2018-10-23T23:05:19</dc:date>
    <meta:editing-duration>PT42M25S</meta:editing-duration>
    <meta:editing-cycles>7</meta:editing-cycles>
    <meta:generator>OpenOffice/4.1.5$Unix OpenOffice.org_project/415m1$Build-9789</meta:generator>
    <dc:creator>roozbeh  sharifnasab</dc:creator>
    <meta:document-statistic meta:table-count="0" meta:image-count="1" meta:object-count="0" meta:page-count="1" meta:paragraph-count="24" meta:word-count="239" meta:character-count="985"/>
  </office:meta>
</office:document-meta>
</file>